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text-properties fo:font-weight="normal" officeooo:rsid="0020eb9b" officeooo:paragraph-rsid="0020eb9b" style:font-weight-asian="normal" style:font-weight-complex="normal"/>
    </style:style>
    <style:style style:name="P2" style:family="paragraph" style:parent-style-name="Quotations">
      <style:paragraph-properties fo:margin-left="0cm" fo:margin-right="1cm" fo:text-indent="0cm" style:auto-text-indent="false"/>
    </style:style>
    <style:style style:name="P3" style:family="paragraph" style:parent-style-name="Text_20_body">
      <style:text-properties officeooo:rsid="0021930e" officeooo:paragraph-rsid="0021930e"/>
    </style:style>
    <style:style style:name="P4" style:family="paragraph" style:parent-style-name="Text_20_body">
      <style:text-properties officeooo:rsid="0023249c" officeooo:paragraph-rsid="0023249c"/>
    </style:style>
    <style:style style:name="P5" style:family="paragraph" style:parent-style-name="Text_20_body">
      <style:text-properties officeooo:rsid="002527de" officeooo:paragraph-rsid="002527de"/>
    </style:style>
    <style:style style:name="P6" style:family="paragraph" style:parent-style-name="Text_20_body">
      <style:text-properties officeooo:rsid="00270762" officeooo:paragraph-rsid="00270762"/>
    </style:style>
    <style:style style:name="P7" style:family="paragraph" style:parent-style-name="Text_20_body">
      <style:text-properties officeooo:rsid="0028d4b3" officeooo:paragraph-rsid="0028d4b3"/>
    </style:style>
    <style:style style:name="P8" style:family="paragraph" style:parent-style-name="Text_20_body">
      <style:text-properties officeooo:paragraph-rsid="002a9df0"/>
    </style:style>
    <style:style style:name="T1" style:family="text">
      <style:text-properties officeooo:rsid="0023249c"/>
    </style:style>
    <style:style style:name="T2" style:family="text">
      <style:text-properties officeooo:rsid="002341a1"/>
    </style:style>
    <style:style style:name="T3" style:family="text">
      <style:text-properties officeooo:rsid="002527de"/>
    </style:style>
    <style:style style:name="T4" style:family="text">
      <style:text-properties officeooo:rsid="00270762"/>
    </style:style>
    <style:style style:name="T5" style:family="text">
      <style:text-properties officeooo:rsid="0027dc13"/>
    </style:style>
    <style:style style:name="T6" style:family="text">
      <style:text-properties officeooo:rsid="0028d4b3"/>
    </style:style>
    <style:style style:name="T7" style:family="text">
      <style:text-properties officeooo:rsid="002a9df0"/>
    </style:style>
    <style:style style:name="T8" style:family="text">
      <style:text-properties fo:language="en" fo:country="US"/>
    </style:style>
    <style:style style:name="T9" style:family="text">
      <style:text-properties fo:language="en" fo:country="US" officeooo:rsid="002a9df0"/>
    </style:style>
    <style:style style:name="T10" style:family="text">
      <style:text-properties officeooo:rsid="002df1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Многие из нас пользуются наушниками. Некоторые из них – проводные, а другие же беспроводные, что обеспечивает им большую мобильность. Но как они работают, давайте разберёмся в этом.</text:h>
      <text:h text:style-name="Heading_20_4" text:outline-level="4"><text:bookmark text:name="kak-ustroeny-blyutuz-naushniki"/>Как устроены блютуз наушники</text:h>
      <text:p text:style-name="Text_20_body">Воспроизведение звука гарантируют стандартные мобильные динамики, мало чем отличающиеся от аналогичных компонентов в проводных моделях. Главное отличие заключается в том, как сигнал от источника попадает в динамик и превращается в полноценный звук.</text:p>
      <text:p text:style-name="Text_20_body">В роли передатчика выступает специальный интерфейс bluetooth, который присутствует в самих наушниках и в источнике сигнала. Источником выступает комп, ноутбук, мобильник, планшет или специальный проигрыватель. Находящийся внутри наушников приемник улавливает исходящий из источника сигнал, расшифровывает и превращает в звуковые волны.</text:p>
      <text:p text:style-name="Text_20_body">Для работы подобных моделей потребуется энергия, которую дает аккумулятор. Источник питания встраивается непосредственно в корпус наушников или же интегрируется в шейный ремешок.</text:p>
      <text:p text:style-name="P2">Блютуз-интерфейс запускается автоматически сразу после включения. Причем устройство может долгое время находиться в режиме ожидания, потребляя при этом меньше энергии, чем при воспроизведении.</text:p>
      <text:p text:style-name="Text_20_body">Описываемое соединение работает на меньших расстояниях, чем радионаушники, однако характеризуется лучшим качеством звука и повышенной устойчивостью к помехам. К тому же от моделей с традиционным радиопередатчиком блютуз устройства выгодно отличает мобильность. Наушники не занимают много места и легко синхронизируются со смартфоном.</text:p>
      <text:p text:style-name="Text_20_body">Передача сигнала происходит по зашифрованному каналу, в котором каждое из устройств носит собственные идентификационные номера. Такой подход повышает стабильность и безопасность соединения, но требует предварительного сопряжения между аппаратами.</text:p>
      <text:p text:style-name="Text_20_body">Современные bluetooth-наушники обладают настолько малыми размерами, что легко помещаются в карман. Но при желании пользователям доступны и большие полноразмерные модели.</text:p>
      <text:p text:style-name="Text_20_body">Чтобы воспроизводящее устройство функционировало, надо регулярно подзаряжать аккумулятор. Сейчас производителям удается создавать крайне оптимизированные и энергоэффективные модели, способные функционировать без подзарядки долгое время.</text:p>
      <text:p text:style-name="Text_20_body"/>
      <text:p text:style-name="Text_20_body"/>
      <text:p text:style-name="P3">Many of us use headphones. Some of them use a wire, other use wireless, what provides them more mobility/ But how wireless headphones workes? Let’s figure in this. Now I will tell you about blue-tooth headphones. The standart mobile dynamics is garanted of sounds peproductions, it has many differences via analogics components in wires model. The main difference consists in how the signal from sourse get in dynamic and transforms in full-fledget sound.</text:p>
      <text:p text:style-name="P3"><text:soft-page-break/>The special blue-tooth interface performes a transmitter role which locate in headphones and in the source of signal. The source can be a computer, laptop, smartphone, tablet or specias record-player. The reciver in headphones catches signal outgoing from source, decrypt and transform in sound waves.</text:p>
      <text:p text:style-name="P3">The work of similar model required an energy which give an accumulator. The source of power integrate in corpus of headphones or integrate in neck strap.</text:p>
      <text:p text:style-name="P3">A blue-tooth interface started automatically rigth after turn on. And device can a long time is in a standby mode while consuming a less energy than during playback.</text:p>
      <text:p text:style-name="P3">The discribed connection workes in smaller distance than a radio-headphones however has better quality of sound and increased imminity to interference. In addition the model with traditional radio-transmitter of blue-tooth device is very mobility. The headphones with blue-tooth not to take much place and easy to connect to smartphone.</text:p>
      <text:p text:style-name="P3">The signal broadcast produce by encrypt canal are each device in this wear own identification number. This an approach increase a stability and security of the connection, but it require a pre-pairing between devices. </text:p>
      <text:p text:style-name="P3">A modern blue-tooth headphones has a so small size that fit in your pocket. But if desired, the large full-size models are also available to users. In order for the playback device to function, the battery must be recharged regularly. Manufacturers are now managing to create highly optimized and energy efficient models that can function for a long time without recharging.</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5T23:10:23.716295507</meta:creation-date>
    <meta:generator>LibreOffice/6.4.6.2$Linux_X86_64 LibreOffice_project/40$Build-2</meta:generator>
    <dc:date>2021-02-16T01:07:08.377471620</dc:date>
    <meta:editing-duration>PT9M29S</meta:editing-duration>
    <meta:editing-cycles>2</meta:editing-cycles>
    <meta:document-statistic meta:table-count="0" meta:image-count="0" meta:object-count="0" meta:page-count="2" meta:paragraph-count="17" meta:word-count="575" meta:character-count="4148" meta:non-whitespace-character-count="3588"/>
  </office:meta>
</office:document-meta>
</file>